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fd02" officeooo:paragraph-rsid="0016fd02"/>
    </style:style>
    <style:style style:name="P2" style:family="paragraph" style:parent-style-name="Standard">
      <style:text-properties officeooo:paragraph-rsid="0017312a"/>
    </style:style>
    <style:style style:name="P3" style:family="paragraph" style:parent-style-name="Standard">
      <style:text-properties officeooo:rsid="0017312a" officeooo:paragraph-rsid="0017312a"/>
    </style:style>
    <style:style style:name="P4" style:family="paragraph" style:parent-style-name="Standard">
      <style:text-properties officeooo:rsid="0017312a" officeooo:paragraph-rsid="0017b7f3"/>
    </style:style>
    <style:style style:name="P5" style:family="paragraph" style:parent-style-name="Standard">
      <style:text-properties officeooo:rsid="0017b7f3" officeooo:paragraph-rsid="0017b7f3"/>
    </style:style>
    <style:style style:name="P6" style:family="paragraph" style:parent-style-name="Standard">
      <style:text-properties officeooo:rsid="0016fd02" officeooo:paragraph-rsid="0017312a"/>
    </style:style>
    <style:style style:name="P7" style:family="paragraph" style:parent-style-name="Standard" style:list-style-name="L1">
      <style:text-properties officeooo:rsid="0016fd02" officeooo:paragraph-rsid="0017312a"/>
    </style:style>
    <style:style style:name="P8" style:family="paragraph" style:parent-style-name="Standard" style:list-style-name="L1">
      <style:text-properties officeooo:paragraph-rsid="0017312a"/>
    </style:style>
    <style:style style:name="P9" style:family="paragraph" style:parent-style-name="Standard">
      <style:text-properties officeooo:rsid="0017b7f3" officeooo:paragraph-rsid="0017b7f3"/>
    </style:style>
    <style:style style:name="P10" style:family="paragraph" style:parent-style-name="Standard">
      <style:text-properties officeooo:rsid="001ac811" officeooo:paragraph-rsid="001ac811"/>
    </style:style>
    <style:style style:name="T1" style:family="text">
      <style:text-properties officeooo:rsid="0017312a"/>
    </style:style>
    <style:style style:name="T2" style:family="text">
      <style:text-properties officeooo:rsid="0017b7f3"/>
    </style:style>
    <style:style style:name="T3" style:family="text">
      <style:text-properties officeooo:rsid="001919d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esting Resport <text:span text:style-name="T1">03/05-05/05</text:span></text:h>
      <text:p text:style-name="P1"/>
      <text:h text:style-name="Heading_20_2" text:outline-level="2">Memory</text:h>
      <text:p text:style-name="P1"/>
      <text:p text:style-name="P1">I had added more recordings to the ones I was using for my models (from the panoptic studio dataset) -I am not using all of them yet-, and I found out that some of the new additions had some <text:span text:style-name="T3">in</text:span>valid frames at the end of them that generated padding the way I processed them. I fixed that and I started to run tests. I used 20 videos for training, 8 for validation and 8 for testing. </text:p>
      <text:p text:style-name="P1"/>
      <text:p text:style-name="P6">My architecture consists in a LSTM with N-layers followed by a fully connected layer with ReLU activation. I run tests on three different variations of this architecture: </text:p>
      <text:list xml:id="list128560140" text:style-name="L1">
        <text:list-item>
          <text:p text:style-name="P7">“Small”- 2 layer LSTM with hidden size 512 ( 3,273,754 trainable parameters).</text:p>
        </text:list-item>
        <text:list-item>
          <text:p text:style-name="P8">“<text:span text:style-name="T1">Medium”- 2 layer bidirectional LSTM with hidden size 512 ( </text:span>8,644,634 <text:span text:style-name="T1">trainable parameters).</text:span></text:p>
        </text:list-item>
        <text:list-item>
          <text:p text:style-name="P8">“<text:span text:style-name="T1">Large”- 2 layer bidirectional LSTM with hidden size 1024 ( </text:span>34,066,458 <text:span text:style-name="T1">trainable parameters).</text:span></text:p>
        </text:list-item>
      </text:list>
      <text:p text:style-name="P2"/>
      <text:p text:style-name="P3">Since I wasn’t getting any results I decided to first try to overfit the models to the training data and then apply some regularization methods: dropout, weight decay and apply a schedule to the learning rate following the 1-cycle policy.</text:p>
      <text:p text:style-name="P3"/>
      <text:h text:style-name="Heading_20_2" text:outline-level="2">Results</text:h>
      <text:p text:style-name="P3"/>
      <text:h text:style-name="Heading_20_3" text:outline-level="3">Body keypoints estimation</text:h>
      <text:p text:style-name="P3"/>
      <text:h text:style-name="Heading_20_4" text:outline-level="4">Small</text:h>
      <text:p text:style-name="P5"/>
      <text:p text:style-name="P5">[graphic]</text:p>
      <text:p text:style-name="P5">[zeros]</text:p>
      <text:p text:style-name="P5">[test]</text:p>
      <text:p text:style-name="P10">[plots]</text:p>
      <text:p text:style-name="P3"/>
      <text:p text:style-name="P3">Medium</text:p>
      <text:p text:style-name="P3"/>
      <text:p text:style-name="P3">Large</text:p>
      <text:p text:style-name="P3"/>
      <text:h text:style-name="Heading_20_3" text:outline-level="3"><text:span text:style-name="T2">Hands</text:span> keypoints estimation</text:h>
      <text:p text:style-name="P4"/>
      <text:p text:style-name="P5">Small</text:p>
      <text:p text:style-name="P5"/>
      <text:p text:style-name="P5">[graphic]</text:p>
      <text:p text:style-name="P5">[zeros]</text:p>
      <text:p text:style-name="P5">[test]</text:p>
      <text:p text:style-name="P4"/>
      <text:p text:style-name="P4"><text:soft-page-break/>Medium</text:p>
      <text:p text:style-name="P4"/>
      <text:p text:style-name="P4">Large</text:p>
      <text:p text:style-name="P4"/>
      <text:h text:style-name="Heading_20_3" text:outline-level="3"><text:span text:style-name="T2">Face</text:span> keypoints estimation</text:h>
      <text:p text:style-name="P4"/>
      <text:p text:style-name="P5">Small</text:p>
      <text:p text:style-name="P5"/>
      <text:p text:style-name="P5">[graphic]</text:p>
      <text:p text:style-name="P5">[zeros]</text:p>
      <text:p text:style-name="P5">[test]</text:p>
      <text:p text:style-name="P4"/>
      <text:p text:style-name="P4">Medium</text:p>
      <text:p text:style-name="P4"/>
      <text:p text:style-name="P4">Large</text:p>
      <text:p text:style-name="P4"/>
      <text:h text:style-name="Heading_20_3" text:outline-level="3"><text:span text:style-name="T2">All</text:span> keypoints estimation</text:h>
      <text:p text:style-name="P4"/>
      <text:p text:style-name="P5">Small</text:p>
      <text:p text:style-name="P5"/>
      <text:p text:style-name="P5">[graphic]</text:p>
      <text:p text:style-name="P5">[zeros]</text:p>
      <text:p text:style-name="P5">[test]</text:p>
      <text:p text:style-name="P4"/>
      <text:p text:style-name="P4">Medium</text:p>
      <text:p text:style-name="P4"/>
      <text:p text:style-name="P4">Lar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18:33:52.604570681</meta:creation-date>
    <dc:date>2020-05-06T15:16:46.606295945</dc:date>
    <meta:editing-duration>PT16H43M55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2" meta:paragraph-count="38" meta:word-count="226" meta:character-count="1358" meta:non-whitespace-character-count="1171"/>
  </office:meta>
</office:document-meta>
</file>